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Arial Unicode MS1" svg:font-family="'Arial Unicode M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1da11c" officeooo:paragraph-rsid="001da11c"/>
    </style:style>
    <style:style style:name="P2" style:family="paragraph" style:parent-style-name="Standard">
      <style:text-properties officeooo:rsid="0020738d" officeooo:paragraph-rsid="0020738d"/>
    </style:style>
    <style:style style:name="P3" style:family="paragraph" style:parent-style-name="Standard">
      <style:text-properties officeooo:rsid="0020738d" officeooo:paragraph-rsid="00228fa5"/>
    </style:style>
    <style:style style:name="P4" style:family="paragraph" style:parent-style-name="Standard">
      <style:text-properties officeooo:rsid="0020738d" officeooo:paragraph-rsid="00411e78"/>
    </style:style>
    <style:style style:name="P5" style:family="paragraph" style:parent-style-name="Standard">
      <style:text-properties officeooo:rsid="0023f077" officeooo:paragraph-rsid="0023f077"/>
    </style:style>
    <style:style style:name="P6" style:family="paragraph" style:parent-style-name="Standard">
      <style:text-properties officeooo:rsid="0023f077" officeooo:paragraph-rsid="002484b0"/>
    </style:style>
    <style:style style:name="P7" style:family="paragraph" style:parent-style-name="Standard">
      <style:text-properties officeooo:rsid="0026910b" officeooo:paragraph-rsid="0026910b"/>
    </style:style>
    <style:style style:name="P8" style:family="paragraph" style:parent-style-name="Standard">
      <style:text-properties officeooo:rsid="00278fb0" officeooo:paragraph-rsid="00278fb0"/>
    </style:style>
    <style:style style:name="P9" style:family="paragraph" style:parent-style-name="Standard">
      <style:text-properties officeooo:rsid="00278fb0" officeooo:paragraph-rsid="0027a6be"/>
    </style:style>
    <style:style style:name="P10" style:family="paragraph" style:parent-style-name="Standard">
      <style:text-properties officeooo:rsid="00278fb0" officeooo:paragraph-rsid="0027ee81"/>
    </style:style>
    <style:style style:name="P11" style:family="paragraph" style:parent-style-name="Standard">
      <style:text-properties officeooo:rsid="00278fb0" officeooo:paragraph-rsid="00295785"/>
    </style:style>
    <style:style style:name="P12" style:family="paragraph" style:parent-style-name="Standard">
      <style:text-properties officeooo:rsid="00278fb0" officeooo:paragraph-rsid="003391b3"/>
    </style:style>
    <style:style style:name="P13" style:family="paragraph" style:parent-style-name="Standard">
      <style:text-properties officeooo:rsid="0027a6be" officeooo:paragraph-rsid="0027a6be"/>
    </style:style>
    <style:style style:name="P14" style:family="paragraph" style:parent-style-name="Standard">
      <style:text-properties officeooo:rsid="0027a6be" officeooo:paragraph-rsid="0027ee81"/>
    </style:style>
    <style:style style:name="P15" style:family="paragraph" style:parent-style-name="Standard">
      <style:text-properties officeooo:rsid="0027a6be" officeooo:paragraph-rsid="00295785"/>
    </style:style>
    <style:style style:name="P16" style:family="paragraph" style:parent-style-name="Standard">
      <style:text-properties officeooo:rsid="0027a6be" officeooo:paragraph-rsid="002a0565"/>
    </style:style>
    <style:style style:name="P17" style:family="paragraph" style:parent-style-name="Standard">
      <style:text-properties officeooo:rsid="00295785" officeooo:paragraph-rsid="00295785"/>
    </style:style>
    <style:style style:name="P18" style:family="paragraph" style:parent-style-name="Standard">
      <style:text-properties fo:font-weight="bold" officeooo:rsid="00278fb0" officeooo:paragraph-rsid="00278fb0" style:font-weight-asian="bold" style:font-weight-complex="bold"/>
    </style:style>
    <style:style style:name="P19" style:family="paragraph" style:parent-style-name="Standard">
      <style:text-properties fo:font-weight="bold" officeooo:rsid="0027ee81" officeooo:paragraph-rsid="0027ee81" style:font-weight-asian="bold" style:font-weight-complex="bold"/>
    </style:style>
    <style:style style:name="P20" style:family="paragraph" style:parent-style-name="Standard">
      <style:text-properties fo:font-weight="bold" officeooo:rsid="0027ee81" officeooo:paragraph-rsid="00295785" style:font-weight-asian="bold" style:font-weight-complex="bold"/>
    </style:style>
    <style:style style:name="P21" style:family="paragraph" style:parent-style-name="Standard">
      <style:text-properties fo:font-weight="bold" officeooo:rsid="003391b3" officeooo:paragraph-rsid="003391b3" style:font-weight-asian="bold" style:font-weight-complex="bold"/>
    </style:style>
    <style:style style:name="P22" style:family="paragraph" style:parent-style-name="Standard">
      <style:text-properties fo:font-weight="bold" officeooo:rsid="003391b3" officeooo:paragraph-rsid="00340180" style:font-weight-asian="bold" style:font-weight-complex="bold"/>
    </style:style>
    <style:style style:name="P23" style:family="paragraph" style:parent-style-name="Standard">
      <style:text-properties fo:font-weight="bold" officeooo:rsid="00340d3f" officeooo:paragraph-rsid="00340d3f" style:font-weight-asian="bold" style:font-weight-complex="bold"/>
    </style:style>
    <style:style style:name="P24" style:family="paragraph" style:parent-style-name="Standard">
      <style:text-properties fo:font-weight="bold" officeooo:rsid="003a7863" officeooo:paragraph-rsid="003a7863" style:font-weight-asian="bold" style:font-weight-complex="bold"/>
    </style:style>
    <style:style style:name="P25" style:family="paragraph" style:parent-style-name="Standard">
      <style:text-properties fo:font-weight="bold" officeooo:rsid="001da11c" officeooo:paragraph-rsid="001da11c" style:font-weight-asian="bold" style:font-weight-complex="bold"/>
    </style:style>
    <style:style style:name="P26" style:family="paragraph" style:parent-style-name="Standard">
      <style:text-properties fo:font-weight="bold" officeooo:rsid="0020738d" officeooo:paragraph-rsid="0020738d" style:font-weight-asian="bold" style:font-weight-complex="bold"/>
    </style:style>
    <style:style style:name="P27" style:family="paragraph" style:parent-style-name="Standard">
      <style:text-properties fo:font-weight="bold" officeooo:rsid="0023f077" officeooo:paragraph-rsid="0023f077" style:font-weight-asian="bold" style:font-weight-complex="bold"/>
    </style:style>
    <style:style style:name="P28" style:family="paragraph" style:parent-style-name="Standard">
      <style:text-properties fo:font-weight="bold" officeooo:rsid="0026910b" officeooo:paragraph-rsid="0026910b" style:font-weight-asian="bold" style:font-weight-complex="bold"/>
    </style:style>
    <style:style style:name="P29" style:family="paragraph" style:parent-style-name="Standard">
      <style:text-properties fo:font-weight="bold" officeooo:rsid="00435bab" officeooo:paragraph-rsid="00435bab" style:font-weight-asian="bold" style:font-weight-complex="bold"/>
    </style:style>
    <style:style style:name="P30" style:family="paragraph" style:parent-style-name="Standard">
      <style:text-properties fo:font-weight="bold" officeooo:rsid="00340180" officeooo:paragraph-rsid="00340180" style:font-weight-asian="bold" style:font-weight-complex="bold"/>
    </style:style>
    <style:style style:name="P31" style:family="paragraph" style:parent-style-name="Standard">
      <style:text-properties fo:font-weight="bold" officeooo:rsid="004cde13" officeooo:paragraph-rsid="004cde13" style:font-weight-asian="bold" style:font-weight-complex="bold"/>
    </style:style>
    <style:style style:name="P32" style:family="paragraph" style:parent-style-name="Standard">
      <style:text-properties fo:font-weight="bold" officeooo:rsid="004f6db1" officeooo:paragraph-rsid="004f6db1" style:font-weight-asian="bold" style:font-weight-complex="bold"/>
    </style:style>
    <style:style style:name="P33" style:family="paragraph" style:parent-style-name="Standard">
      <style:text-properties fo:font-weight="bold" officeooo:rsid="0051069f" officeooo:paragraph-rsid="0051069f" style:font-weight-asian="bold" style:font-weight-complex="bold"/>
    </style:style>
    <style:style style:name="P34" style:family="paragraph" style:parent-style-name="Standard">
      <style:text-properties fo:font-weight="bold" officeooo:rsid="00531b4a" officeooo:paragraph-rsid="00531b4a" style:font-weight-asian="bold" style:font-weight-complex="bold"/>
    </style:style>
    <style:style style:name="P35" style:family="paragraph" style:parent-style-name="Standard">
      <style:text-properties officeooo:rsid="002ee1ae" officeooo:paragraph-rsid="002ee1ae"/>
    </style:style>
    <style:style style:name="P36" style:family="paragraph" style:parent-style-name="Standard">
      <style:text-properties officeooo:rsid="00306842" officeooo:paragraph-rsid="00306842"/>
    </style:style>
    <style:style style:name="P37" style:family="paragraph" style:parent-style-name="Standard">
      <style:text-properties officeooo:rsid="003391b3" officeooo:paragraph-rsid="003391b3"/>
    </style:style>
    <style:style style:name="P38" style:family="paragraph" style:parent-style-name="Standard">
      <style:text-properties officeooo:rsid="003391b3" officeooo:paragraph-rsid="0033cea3"/>
    </style:style>
    <style:style style:name="P39" style:family="paragraph" style:parent-style-name="Standard">
      <style:text-properties officeooo:rsid="003391b3" officeooo:paragraph-rsid="00340180"/>
    </style:style>
    <style:style style:name="P40" style:family="paragraph" style:parent-style-name="Standard">
      <style:text-properties fo:font-weight="normal" officeooo:rsid="003391b3" officeooo:paragraph-rsid="00340180" style:font-weight-asian="normal" style:font-weight-complex="normal"/>
    </style:style>
    <style:style style:name="P41" style:family="paragraph" style:parent-style-name="Standard">
      <style:text-properties fo:font-weight="normal" officeooo:rsid="003391b3" officeooo:paragraph-rsid="00464c35" style:font-weight-asian="normal" style:font-weight-complex="normal"/>
    </style:style>
    <style:style style:name="P42" style:family="paragraph" style:parent-style-name="Standard">
      <style:text-properties fo:font-weight="normal" officeooo:paragraph-rsid="00340180" style:font-weight-asian="normal" style:font-weight-complex="normal"/>
    </style:style>
    <style:style style:name="P43" style:family="paragraph" style:parent-style-name="Standard">
      <style:text-properties fo:font-weight="normal" officeooo:rsid="00340180" officeooo:paragraph-rsid="00483462" style:font-weight-asian="normal" style:font-weight-complex="normal"/>
    </style:style>
    <style:style style:name="P44" style:family="paragraph" style:parent-style-name="Standard">
      <style:text-properties fo:font-weight="normal" officeooo:rsid="00340d3f" officeooo:paragraph-rsid="00340d3f" style:font-weight-asian="normal" style:font-weight-complex="normal"/>
    </style:style>
    <style:style style:name="P45" style:family="paragraph" style:parent-style-name="Standard">
      <style:text-properties fo:font-weight="normal" officeooo:rsid="00340d3f" officeooo:paragraph-rsid="0034807e" style:font-weight-asian="normal" style:font-weight-complex="normal"/>
    </style:style>
    <style:style style:name="P46" style:family="paragraph" style:parent-style-name="Standard">
      <style:text-properties officeooo:rsid="0034807e" officeooo:paragraph-rsid="0034807e"/>
    </style:style>
    <style:style style:name="P47" style:family="paragraph" style:parent-style-name="Standard">
      <style:text-properties officeooo:rsid="00369cad" officeooo:paragraph-rsid="00369cad"/>
    </style:style>
    <style:style style:name="P48" style:family="paragraph" style:parent-style-name="Standard">
      <style:text-properties officeooo:rsid="00369cad" officeooo:paragraph-rsid="0039bd1c"/>
    </style:style>
    <style:style style:name="P49" style:family="paragraph" style:parent-style-name="Standard">
      <style:text-properties officeooo:rsid="003a7863" officeooo:paragraph-rsid="003a7863"/>
    </style:style>
    <style:style style:name="P50" style:family="paragraph" style:parent-style-name="Standard">
      <style:text-properties officeooo:rsid="003a7863" officeooo:paragraph-rsid="004dd4ad"/>
    </style:style>
    <style:style style:name="P51" style:family="paragraph" style:parent-style-name="Standard">
      <style:paragraph-properties fo:text-align="center" style:justify-single-word="false"/>
      <style:text-properties fo:font-size="14pt" fo:font-weight="bold" officeooo:rsid="001da11c" officeooo:paragraph-rsid="001da11c" style:font-size-asian="14pt" style:font-weight-asian="bold" style:font-size-complex="14pt" style:font-weight-complex="bold"/>
    </style:style>
    <style:style style:name="P52" style:family="paragraph" style:parent-style-name="Standard">
      <style:text-properties fo:color="#c9211e" officeooo:rsid="0023f077" officeooo:paragraph-rsid="002484b0"/>
    </style:style>
    <style:style style:name="P53" style:family="paragraph" style:parent-style-name="Standard">
      <style:text-properties officeooo:rsid="00435bab" officeooo:paragraph-rsid="00435bab"/>
    </style:style>
    <style:style style:name="P54" style:family="paragraph" style:parent-style-name="Standard">
      <style:text-properties officeooo:rsid="0031c0d4" officeooo:paragraph-rsid="00464c35"/>
    </style:style>
    <style:style style:name="P55" style:family="paragraph" style:parent-style-name="Standard">
      <style:text-properties officeooo:rsid="0031c0d4" officeooo:paragraph-rsid="003391b3"/>
    </style:style>
    <style:style style:name="P56" style:family="paragraph" style:parent-style-name="Standard">
      <style:text-properties officeooo:rsid="004cde13" officeooo:paragraph-rsid="004cde13"/>
    </style:style>
    <style:style style:name="P57" style:family="paragraph" style:parent-style-name="Standard">
      <style:text-properties officeooo:rsid="004f6db1" officeooo:paragraph-rsid="004f6db1"/>
    </style:style>
    <style:style style:name="P58" style:family="paragraph" style:parent-style-name="Standard">
      <style:text-properties officeooo:rsid="0051069f" officeooo:paragraph-rsid="0051069f"/>
    </style:style>
    <style:style style:name="P59" style:family="paragraph" style:parent-style-name="Standard">
      <style:text-properties officeooo:rsid="00531b4a" officeooo:paragraph-rsid="00531b4a"/>
    </style:style>
    <style:style style:name="P60" style:family="paragraph" style:parent-style-name="Standard">
      <style:text-properties officeooo:rsid="0020738d" officeooo:paragraph-rsid="0020738d"/>
    </style:style>
    <style:style style:name="P61" style:family="paragraph" style:parent-style-name="Standard">
      <style:text-properties officeooo:rsid="0027a6be" officeooo:paragraph-rsid="0027a6be"/>
    </style:style>
    <style:style style:name="P62" style:family="paragraph" style:parent-style-name="Standard">
      <style:text-properties officeooo:rsid="0027a6be" officeooo:paragraph-rsid="00295785"/>
    </style:style>
    <style:style style:name="P63" style:family="paragraph" style:parent-style-name="Standard">
      <style:text-properties officeooo:rsid="0027a6be" officeooo:paragraph-rsid="003391b3"/>
    </style:style>
    <style:style style:name="P64" style:family="paragraph" style:parent-style-name="Standard">
      <style:text-properties officeooo:rsid="0027ee81" officeooo:paragraph-rsid="0027ee81"/>
    </style:style>
    <style:style style:name="P65" style:family="paragraph" style:parent-style-name="Standard">
      <style:text-properties officeooo:rsid="0027ee81" officeooo:paragraph-rsid="00295785"/>
    </style:style>
    <style:style style:name="P66" style:family="paragraph" style:parent-style-name="Standard">
      <style:text-properties fo:color="#000000" style:font-name="Menlo-Regular" fo:font-size="11pt" fo:font-weight="normal" officeooo:rsid="0031c0d4" officeooo:paragraph-rsid="00464c35" style:font-size-asian="11pt" style:font-weight-asian="normal" style:font-size-complex="8pt" style:font-weight-complex="normal"/>
    </style:style>
    <style:style style:name="P67" style:family="paragraph" style:parent-style-name="Standard">
      <style:text-properties fo:color="#000000" style:font-name="Menlo-Regular" fo:font-size="11pt" fo:font-weight="normal" officeooo:rsid="00464c35" officeooo:paragraph-rsid="00464c35" style:font-size-asian="11pt" style:font-weight-asian="normal" style:font-weight-complex="normal"/>
    </style:style>
    <style:style style:name="P68" style:family="paragraph" style:parent-style-name="Standard">
      <style:text-properties fo:color="#000000" style:font-name="Menlo-Regular" fo:font-size="11pt" fo:font-weight="normal" officeooo:rsid="003391b3" officeooo:paragraph-rsid="00340180" style:font-size-asian="11pt" style:font-weight-asian="normal" style:font-weight-complex="normal"/>
    </style:style>
    <style:style style:name="P69" style:family="paragraph" style:parent-style-name="Standard">
      <style:text-properties fo:color="#000000" style:font-name="Menlo-Regular" fo:font-size="11pt" fo:font-weight="normal" officeooo:rsid="00340180" officeooo:paragraph-rsid="00340180" style:font-size-asian="11pt" style:font-weight-asian="normal" style:font-weight-complex="normal"/>
    </style:style>
    <style:style style:name="P70" style:family="paragraph" style:parent-style-name="Standard">
      <style:text-properties fo:color="#000000" style:font-name="Menlo-Regular" fo:font-size="11pt" fo:font-weight="normal" officeooo:rsid="00483462" officeooo:paragraph-rsid="00483462" style:font-size-asian="11pt" style:font-weight-asian="normal" style:font-weight-complex="normal"/>
    </style:style>
    <style:style style:name="P71" style:family="paragraph" style:parent-style-name="Standard">
      <style:text-properties fo:color="#000000" style:font-name="Menlo-Regular" fo:font-size="11pt" fo:font-weight="normal" officeooo:rsid="00340d3f" officeooo:paragraph-rsid="00340d3f" style:font-size-asian="11pt" style:font-weight-asian="normal" style:font-weight-complex="normal"/>
    </style:style>
    <style:style style:name="P72" style:family="paragraph" style:parent-style-name="Standard">
      <style:text-properties fo:color="#000000" style:font-name="Menlo-Regular" fo:font-size="11pt" fo:font-weight="normal" officeooo:rsid="0037571c" officeooo:paragraph-rsid="0037571c" style:font-size-asian="11pt" style:font-weight-asian="normal" style:font-weight-complex="normal"/>
    </style:style>
    <style:style style:name="P73" style:family="paragraph" style:parent-style-name="Standard">
      <style:text-properties fo:color="#000000" style:font-name="Menlo-Regular" fo:font-size="11pt" fo:font-weight="bold" officeooo:rsid="00340d3f" officeooo:paragraph-rsid="00340d3f" style:font-size-asian="11pt" style:font-weight-asian="bold" style:font-weight-complex="bold"/>
    </style:style>
    <style:style style:name="P74" style:family="paragraph" style:parent-style-name="Standard">
      <style:text-properties fo:color="#000000" style:font-name="Menlo-Regular" fo:font-size="11pt" fo:font-weight="bold" officeooo:rsid="004a9ccb" officeooo:paragraph-rsid="00340d3f" style:font-size-asian="11pt" style:font-weight-asian="bold" style:font-weight-complex="bold"/>
    </style:style>
    <style:style style:name="P75" style:family="paragraph" style:parent-style-name="Standard">
      <style:text-properties fo:font-weight="bold" officeooo:rsid="004dd4ad" officeooo:paragraph-rsid="004dd4ad" style:font-weight-asian="bold" style:font-weight-complex="bold"/>
    </style:style>
    <style:style style:name="P76" style:family="paragraph" style:parent-style-name="Standard">
      <style:text-properties fo:font-weight="bold" officeooo:rsid="00531b4a" officeooo:paragraph-rsid="00575ae7" style:font-weight-asian="bold" style:font-weight-complex="bold"/>
    </style:style>
    <style:style style:name="P77" style:family="paragraph" style:parent-style-name="Standard">
      <style:text-properties fo:font-weight="bold" officeooo:rsid="00575ae7" officeooo:paragraph-rsid="00575ae7" style:font-weight-asian="bold" style:font-weight-complex="bold"/>
    </style:style>
    <style:style style:name="P78" style:family="paragraph" style:parent-style-name="Standard">
      <style:text-properties fo:font-weight="bold" officeooo:rsid="0057a104" officeooo:paragraph-rsid="0057a104" style:font-weight-asian="bold" style:font-weight-complex="bold"/>
    </style:style>
    <style:style style:name="P79" style:family="paragraph" style:parent-style-name="Standard">
      <style:text-properties fo:font-weight="bold" officeooo:rsid="0057a104" officeooo:paragraph-rsid="0057a298" style:font-weight-asian="bold" style:font-weight-complex="bold"/>
    </style:style>
    <style:style style:name="P80" style:family="paragraph" style:parent-style-name="Standard">
      <style:text-properties fo:font-weight="bold" officeooo:rsid="0057a298" officeooo:paragraph-rsid="0057a298" style:font-weight-asian="bold" style:font-weight-complex="bold"/>
    </style:style>
    <style:style style:name="P81" style:family="paragraph" style:parent-style-name="Standard">
      <style:text-properties officeooo:rsid="004dd4ad" officeooo:paragraph-rsid="004dd4ad"/>
    </style:style>
    <style:style style:name="P82" style:family="paragraph" style:parent-style-name="Standard">
      <style:text-properties officeooo:rsid="00531b4a" officeooo:paragraph-rsid="00531b4a"/>
    </style:style>
    <style:style style:name="P83" style:family="paragraph" style:parent-style-name="Standard">
      <style:text-properties officeooo:rsid="00531b4a" officeooo:paragraph-rsid="0057a298"/>
    </style:style>
    <style:style style:name="P84" style:family="paragraph" style:parent-style-name="Standard">
      <style:text-properties officeooo:rsid="00575ae7" officeooo:paragraph-rsid="00575ae7"/>
    </style:style>
    <style:style style:name="P85" style:family="paragraph" style:parent-style-name="Standard">
      <style:text-properties officeooo:rsid="00575ae7" officeooo:paragraph-rsid="0057a298"/>
    </style:style>
    <style:style style:name="P86" style:family="paragraph" style:parent-style-name="Standard">
      <style:text-properties officeooo:rsid="0057a104" officeooo:paragraph-rsid="0057a104"/>
    </style:style>
    <style:style style:name="P87" style:family="paragraph" style:parent-style-name="Standard">
      <style:text-properties officeooo:rsid="0057a298" officeooo:paragraph-rsid="0057a298"/>
    </style:style>
    <style:style style:name="P88" style:family="paragraph" style:parent-style-name="Standard">
      <style:text-properties officeooo:rsid="00594d1a" officeooo:paragraph-rsid="00594d1a"/>
    </style:style>
    <style:style style:name="P89" style:family="paragraph" style:parent-style-name="Standard">
      <style:text-properties officeooo:rsid="005abf76" officeooo:paragraph-rsid="005abf76"/>
    </style:style>
    <style:style style:name="P90" style:family="paragraph" style:parent-style-name="Standard">
      <style:text-properties officeooo:rsid="005abf76" officeooo:paragraph-rsid="005ba177"/>
    </style:style>
    <style:style style:name="P91" style:family="paragraph" style:parent-style-name="Standard">
      <style:text-properties officeooo:paragraph-rsid="005abf76"/>
    </style:style>
    <style:style style:name="P92" style:family="paragraph" style:parent-style-name="Standard">
      <style:text-properties officeooo:paragraph-rsid="005ba177"/>
    </style:style>
    <style:style style:name="P93" style:family="paragraph" style:parent-style-name="Standard">
      <style:text-properties officeooo:rsid="005ba177" officeooo:paragraph-rsid="005ba177"/>
    </style:style>
    <style:style style:name="P94" style:family="paragraph" style:parent-style-name="Standard">
      <style:text-properties fo:font-weight="normal" officeooo:rsid="0031c0d4" officeooo:paragraph-rsid="00464c35" style:font-weight-asian="normal" style:font-weight-complex="normal"/>
    </style:style>
    <style:style style:name="T1" style:family="text">
      <style:text-properties officeooo:rsid="001e8f22"/>
    </style:style>
    <style:style style:name="T2" style:family="text">
      <style:text-properties officeooo:rsid="00223996"/>
    </style:style>
    <style:style style:name="T3" style:family="text">
      <style:text-properties officeooo:rsid="00228fa5"/>
    </style:style>
    <style:style style:name="T4" style:family="text">
      <style:text-properties officeooo:rsid="0022b845"/>
    </style:style>
    <style:style style:name="T5" style:family="text">
      <style:text-properties officeooo:rsid="002484b0"/>
    </style:style>
    <style:style style:name="T6" style:family="text">
      <style:text-properties officeooo:rsid="0025f33b"/>
    </style:style>
    <style:style style:name="T7" style:family="text">
      <style:text-properties officeooo:rsid="0026d981"/>
    </style:style>
    <style:style style:name="T8" style:family="text">
      <style:text-properties officeooo:rsid="0027a6be"/>
    </style:style>
    <style:style style:name="T9" style:family="text">
      <style:text-properties officeooo:rsid="0027ee81"/>
    </style:style>
    <style:style style:name="T10" style:family="text">
      <style:text-properties officeooo:rsid="002a0565"/>
    </style:style>
    <style:style style:name="T11" style:family="text">
      <style:text-properties officeooo:rsid="002ceb59"/>
    </style:style>
    <style:style style:name="T12" style:family="text">
      <style:text-properties officeooo:rsid="0031c0d4"/>
    </style:style>
    <style:style style:name="T13" style:family="text">
      <style:text-properties officeooo:rsid="003391b3"/>
    </style:style>
    <style:style style:name="T14" style:family="text">
      <style:text-properties officeooo:rsid="0033cea3"/>
    </style:style>
    <style:style style:name="T15" style:family="text">
      <style:text-properties fo:font-size="8pt" officeooo:rsid="0033cea3" style:font-size-asian="8pt" style:font-size-complex="8pt"/>
    </style:style>
    <style:style style:name="T16" style:family="text">
      <style:text-properties fo:font-size="8pt" officeooo:rsid="00349da6" style:font-size-asian="8pt" style:font-size-complex="8pt"/>
    </style:style>
    <style:style style:name="T17" style:family="text">
      <style:text-properties fo:font-size="8pt" officeooo:rsid="004c0849" style:font-size-asian="8pt" style:font-size-complex="8pt"/>
    </style:style>
    <style:style style:name="T18" style:family="text">
      <style:text-properties fo:font-size="8pt" officeooo:rsid="00531b4a" style:font-size-asian="8pt" style:font-size-complex="8pt"/>
    </style:style>
    <style:style style:name="T19" style:family="text">
      <style:text-properties officeooo:rsid="0033d9c6"/>
    </style:style>
    <style:style style:name="T20" style:family="text">
      <style:text-properties officeooo:rsid="00340180"/>
    </style:style>
    <style:style style:name="T21" style:family="text">
      <style:text-properties fo:color="#000000" style:font-name="Menlo-Regular" fo:font-size="11pt" style:font-size-asian="11pt"/>
    </style:style>
    <style:style style:name="T22" style:family="text">
      <style:text-properties fo:color="#000000" style:font-name="Menlo-Regular" fo:font-size="11pt" officeooo:rsid="00340180" style:font-size-asian="11pt"/>
    </style:style>
    <style:style style:name="T23" style:family="text">
      <style:text-properties fo:color="#000000" style:font-name="Menlo-Regular" fo:font-size="11pt" style:font-size-asian="11pt" style:font-size-complex="8pt"/>
    </style:style>
    <style:style style:name="T24" style:family="text">
      <style:text-properties fo:color="#000000" style:font-name="Menlo-Regular" fo:font-size="11pt" officeooo:rsid="00340d3f" style:font-size-asian="11pt"/>
    </style:style>
    <style:style style:name="T25" style:family="text">
      <style:text-properties fo:color="#000000" style:font-name="Menlo-Regular" fo:font-size="11pt" officeooo:rsid="0034807e" style:font-size-asian="11pt"/>
    </style:style>
    <style:style style:name="T26" style:family="text">
      <style:text-properties fo:color="#000000" style:font-name="Menlo-Regular" fo:font-size="11pt" officeooo:rsid="0037571c" style:font-size-asian="11pt"/>
    </style:style>
    <style:style style:name="T27" style:family="text">
      <style:text-properties fo:color="#000000" style:font-name="Menlo-Regular" fo:font-size="11pt" officeooo:rsid="00464c35" style:font-size-asian="11pt"/>
    </style:style>
    <style:style style:name="T28" style:family="text">
      <style:text-properties fo:color="#000000" style:font-name="Menlo-Regular" fo:font-size="11pt" officeooo:rsid="00483462" style:font-size-asian="11pt"/>
    </style:style>
    <style:style style:name="T29" style:family="text">
      <style:text-properties fo:color="#000000" style:font-name="Menlo-Regular" fo:font-size="11pt" officeooo:rsid="0049d7fa" style:font-size-asian="11pt"/>
    </style:style>
    <style:style style:name="T30" style:family="text">
      <style:text-properties fo:color="#000000" style:font-name="Menlo-Regular" fo:font-size="11pt" officeooo:rsid="004a9ccb" style:font-size-asian="11pt"/>
    </style:style>
    <style:style style:name="T31" style:family="text">
      <style:text-properties fo:color="#000000" style:font-name="Menlo-Regular" fo:font-size="11pt" fo:font-weight="normal" style:font-size-asian="11pt" style:font-weight-asian="normal" style:font-weight-complex="normal"/>
    </style:style>
    <style:style style:name="T32" style:family="text">
      <style:text-properties fo:color="#000000" style:font-name="Menlo-Regular" fo:font-size="11pt" fo:font-weight="normal" officeooo:rsid="005d2782" style:font-size-asian="11pt" style:font-weight-asian="normal" style:font-weight-complex="normal"/>
    </style:style>
    <style:style style:name="T33" style:family="text">
      <style:text-properties fo:color="#000000" style:font-name="Menlo-Regular" fo:font-size="11pt" fo:font-weight="normal" style:font-size-asian="11pt" style:font-weight-asian="normal" style:font-size-complex="8pt" style:font-weight-complex="normal"/>
    </style:style>
    <style:style style:name="T34" style:family="text">
      <style:text-properties fo:color="#000000" style:font-name="Menlo-Regular" fo:font-size="11pt" fo:font-weight="normal" officeooo:rsid="0033cea3" style:font-size-asian="11pt" style:font-weight-asian="normal" style:font-size-complex="8pt" style:font-weight-complex="normal"/>
    </style:style>
    <style:style style:name="T35" style:family="text">
      <style:text-properties fo:color="#000000" style:font-name="Menlo-Regular" fo:font-size="11pt" fo:font-weight="normal" officeooo:rsid="0031c0d4" style:font-size-asian="11pt" style:font-weight-asian="normal" style:font-size-complex="8pt" style:font-weight-complex="normal"/>
    </style:style>
    <style:style style:name="T36" style:family="text">
      <style:text-properties fo:color="#000000" style:font-name="Menlo-Regular" fo:font-size="11pt" fo:font-weight="bold" style:font-size-asian="11pt" style:font-weight-asian="bold" style:font-weight-complex="bold"/>
    </style:style>
    <style:style style:name="T37" style:family="text">
      <style:text-properties fo:color="#000000" style:font-name="Menlo-Regular" fo:font-size="11pt" fo:font-weight="bold" officeooo:rsid="00464c35" style:font-size-asian="11pt" style:font-weight-asian="bold" style:font-weight-complex="bold"/>
    </style:style>
    <style:style style:name="T38" style:family="text">
      <style:text-properties fo:color="#000000" style:font-name="Menlo-Regular" fo:font-size="11pt" fo:font-weight="bold" style:font-size-asian="11pt" style:font-weight-asian="bold" style:font-size-complex="8pt" style:font-weight-complex="bold"/>
    </style:style>
    <style:style style:name="T39" style:family="text">
      <style:text-properties fo:color="#ffffff" style:font-name="Menlo-Regular" fo:font-size="11pt" style:font-size-asian="11pt"/>
    </style:style>
    <style:style style:name="T40" style:family="text">
      <style:text-properties fo:color="#ffffff" style:font-name="Menlo-Regular" fo:font-size="11pt" fo:font-weight="normal" style:font-size-asian="11pt" style:font-weight-asian="normal" style:font-weight-complex="normal"/>
    </style:style>
    <style:style style:name="T41" style:family="text">
      <style:text-properties fo:color="#ffffff" style:font-name="Menlo-Regular" fo:font-size="11pt" fo:font-weight="normal" officeooo:rsid="0031c0d4" style:font-size-asian="11pt" style:font-weight-asian="normal" style:font-size-complex="8pt" style:font-weight-complex="normal"/>
    </style:style>
    <style:style style:name="T42" style:family="text">
      <style:text-properties fo:color="#ffffff" style:font-name="Menlo-Regular" fo:font-size="11pt" fo:font-weight="bold" style:font-size-asian="11pt"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officeooo:rsid="003e0c8c" style:font-weight-asian="bold" style:font-weight-complex="bold"/>
    </style:style>
    <style:style style:name="T45" style:family="text">
      <style:text-properties fo:font-weight="bold" officeooo:rsid="001e8f22" style:font-weight-asian="bold" style:font-weight-complex="bold"/>
    </style:style>
    <style:style style:name="T46" style:family="text">
      <style:text-properties fo:font-weight="bold" officeooo:rsid="0026d981" style:font-weight-asian="bold" style:font-weight-complex="bold"/>
    </style:style>
    <style:style style:name="T47" style:family="text">
      <style:text-properties fo:font-weight="bold" officeooo:rsid="00420bce" style:font-weight-asian="bold" style:font-weight-complex="bold"/>
    </style:style>
    <style:style style:name="T48" style:family="text">
      <style:text-properties fo:font-weight="bold" officeooo:rsid="0043bfd3" style:font-weight-asian="bold" style:font-weight-complex="bold"/>
    </style:style>
    <style:style style:name="T49" style:family="text">
      <style:text-properties fo:font-weight="bold" officeooo:rsid="0037571c" style:font-weight-asian="bold" style:font-weight-complex="bold"/>
    </style:style>
    <style:style style:name="T50" style:family="text">
      <style:text-properties fo:font-weight="bold" officeooo:rsid="004c0849" style:font-weight-asian="bold" style:font-weight-complex="bold"/>
    </style:style>
    <style:style style:name="T51" style:family="text">
      <style:text-properties fo:font-weight="bold" officeooo:rsid="004dd4a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3e0c8c" style:font-weight-asian="normal" style:font-weight-complex="normal"/>
    </style:style>
    <style:style style:name="T54" style:family="text">
      <style:text-properties officeooo:rsid="00349da6"/>
    </style:style>
    <style:style style:name="T55" style:family="text">
      <style:text-properties officeooo:rsid="0039bd1c"/>
    </style:style>
    <style:style style:name="T56" style:family="text">
      <style:text-properties officeooo:rsid="003a6075"/>
    </style:style>
    <style:style style:name="T57" style:family="text">
      <style:text-properties officeooo:rsid="003b9a45"/>
    </style:style>
    <style:style style:name="T58" style:family="text">
      <style:text-properties officeooo:rsid="003cab71"/>
    </style:style>
    <style:style style:name="T59" style:family="text">
      <style:text-properties officeooo:rsid="003e0c8c"/>
    </style:style>
    <style:style style:name="T60" style:family="text">
      <style:text-properties officeooo:rsid="003fdddc"/>
    </style:style>
    <style:style style:name="T61" style:family="text">
      <style:text-properties officeooo:rsid="00411e78"/>
    </style:style>
    <style:style style:name="T62" style:family="text">
      <style:text-properties fo:color="#c9211e" officeooo:rsid="00411e78"/>
    </style:style>
    <style:style style:name="T63" style:family="text">
      <style:text-properties officeooo:rsid="00420bce"/>
    </style:style>
    <style:style style:name="T64" style:family="text">
      <style:text-properties officeooo:rsid="0043bfd3"/>
    </style:style>
    <style:style style:name="T65" style:family="text">
      <style:text-properties officeooo:rsid="00458fba"/>
    </style:style>
    <style:style style:name="T66" style:family="text">
      <style:text-properties officeooo:rsid="00464c35"/>
    </style:style>
    <style:style style:name="T67" style:family="text">
      <style:text-properties officeooo:rsid="004c0849"/>
    </style:style>
    <style:style style:name="T68" style:family="text">
      <style:text-properties officeooo:rsid="004dd4ad"/>
    </style:style>
    <style:style style:name="T69" style:family="text">
      <style:text-properties officeooo:rsid="004ebc55"/>
    </style:style>
    <style:style style:name="T70" style:family="text">
      <style:text-properties officeooo:rsid="004f6db1"/>
    </style:style>
    <style:style style:name="T71" style:family="text">
      <style:text-properties officeooo:rsid="0050ff38"/>
    </style:style>
    <style:style style:name="T72" style:family="text">
      <style:text-properties officeooo:rsid="00511168"/>
    </style:style>
    <style:style style:name="T73" style:family="text">
      <style:text-properties officeooo:rsid="00517c47"/>
    </style:style>
    <style:style style:name="T74" style:family="text">
      <style:text-properties officeooo:rsid="00531b4a"/>
    </style:style>
    <style:style style:name="T75" style:family="text">
      <style:text-properties officeooo:rsid="005506d1"/>
    </style:style>
    <style:style style:name="T76" style:family="text">
      <style:text-properties officeooo:rsid="00575ae7"/>
    </style:style>
    <style:style style:name="T77" style:family="text">
      <style:text-properties officeooo:rsid="0057a298"/>
    </style:style>
    <style:style style:name="T78" style:family="text">
      <style:text-properties officeooo:rsid="00594d1a"/>
    </style:style>
    <style:style style:name="T79" style:family="text">
      <style:text-properties officeooo:rsid="005abf76"/>
    </style:style>
    <style:style style:name="T80" style:family="text">
      <style:text-properties officeooo:rsid="005ba177"/>
    </style:style>
    <style:style style:name="T81" style:family="text">
      <style:text-properties officeooo:rsid="005f2635"/>
    </style:style>
    <style:style style:name="T82" style:family="text">
      <style:text-properties officeooo:rsid="006192ff"/>
    </style:style>
    <style:style style:name="T83" style:family="text">
      <style:text-properties officeooo:rsid="00627b1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Nginx Server Setup &amp; Configurations</text:p>
      <text:p text:style-name="P1"/>
      <text:p text:style-name="P25">Environment Setup</text:p>
      <text:p text:style-name="P1"><text:tab/>Installation VirutalBox</text:p>
      <text:p text:style-name="P1"><text:tab/>Installation of Vagrant</text:p>
      <text:p text:style-name="P1"><text:tab/>Install Ubuntu 18.4 using above <text:span text:style-name="T58">technology</text:span></text:p>
      <text:p text:style-name="P1"/>
      <text:p text:style-name="P25">Installing Nginx Server <text:span text:style-name="T60">(06)</text:span></text:p>
      <text:p text:style-name="P1">1.<text:tab/>change to root user using command ( <text:span text:style-name="T43">sudo su - </text:span>)</text:p>
      <text:p text:style-name="P1">2.<text:tab/>update and upgrade the ubuntu using command ( <text:span text:style-name="T43">apt-get update &amp; apt-get upgrade</text:span><text:span text:style-name="T53">)</text:span></text:p>
      <text:p text:style-name="P1">3.<text:tab/>install nginx using command (<text:span text:style-name="T43">apt-get install nginx</text:span>)</text:p>
      <text:p text:style-name="P1">4.<text:tab/>confirm nginx installation by using command (<text:span text:style-name="T43">nginx -v</text:span>)</text:p>
      <text:p text:style-name="P1">5.<text:tab/><text:span text:style-name="T1">check nginx status using command ( </text:span><text:span text:style-name="T45">service nginx status <text:s/>or systemctl status nginx</text:span><text:span text:style-name="T1"> )</text:span></text:p>
      <text:p text:style-name="P2">6.<text:tab/>check nginx status using browser (<text:span text:style-name="T43">192.168.</text:span><text:span text:style-name="T44">0.3</text:span>)</text:p>
      <text:p text:style-name="P2"/>
      <text:p text:style-name="P26">Familiar with Nginx Files &amp; Directories <text:span text:style-name="T60">(07)</text:span></text:p>
      <text:p text:style-name="P2"><text:tab/>/etc/nginx<text:tab/><text:tab/><text:tab/>holds the configuration for entire nginx, </text:p>
      <text:p text:style-name="P2"><text:tab/>/etc/nginx <text:span text:style-name="T2">nginx.conf<text:tab/><text:tab/>main configuration file</text:span></text:p>
      <text:p text:style-name="P2"><text:tab/><text:span text:style-name="T3">conf.d<text:tab/><text:tab/><text:tab/><text:tab/>here we will store server configuration file</text:span></text:p>
      <text:p text:style-name="P3"><text:tab/><text:span text:style-name="T3">sites-available<text:tab/><text:tab/><text:tab/>here we will store server configuration file</text:span></text:p>
      <text:p text:style-name="P3"><text:tab/><text:span text:style-name="T3">sites-enabled<text:tab/><text:tab/><text:tab/>here we will store server configuration file</text:span></text:p>
      <text:p text:style-name="P3"><text:tab/><text:span text:style-name="T3">sites-available/default<text:tab/><text:tab/>example configuration are stored here</text:span></text:p>
      <text:p text:style-name="P3"><text:tab/><text:span text:style-name="T62">vhost and server configuration are same terms</text:span></text:p>
      <text:p text:style-name="P3"><text:tab/><text:span text:style-name="T61">Below directories are outside of nginx installation directory</text:span></text:p>
      <text:p text:style-name="P4"><text:tab/></text:p>
      <text:p text:style-name="P4"><text:tab/>/<text:span text:style-name="T4">var/log/nginx<text:tab/><text:tab/><text:tab/>error log goes here</text:span></text:p>
      <text:p text:style-name="P3"><text:tab/>/<text:span text:style-name="T4">var/www/<text:tab/><text:tab/><text:tab/>store actual file to severed.</text:span></text:p>
      <text:p text:style-name="P3"/>
      <text:p text:style-name="P27">Useful Nginx commands <text:span text:style-name="T61">(08)</text:span></text:p>
      <text:p text:style-name="P5"><text:tab/>systemctl status nginx<text:tab/><text:tab/>show nginx status <text:span text:style-name="T6">or run with --no-pager switch</text:span></text:p>
      <text:p text:style-name="P5"><text:tab/>systemctl start nginx<text:tab/><text:tab/>start nginx service</text:p>
      <text:p text:style-name="P5"><text:tab/>systemctl stop nginx <text:tab/><text:tab/>stop nginx service</text:p>
      <text:p text:style-name="P6"><text:tab/>systemctl reload nginx <text:tab/>reload the nginx service</text:p>
      <text:p text:style-name="P6"/>
      <text:p text:style-name="P6"><text:tab/><text:span text:style-name="T5">nginx -h<text:tab/><text:tab/><text:tab/>give help related to nginx</text:span></text:p>
      <text:p text:style-name="P6"><text:tab/><text:span text:style-name="T5">nginx -t</text:span></text:p>
      <text:p text:style-name="P6"><text:tab/><text:span text:style-name="T59">nginx -T<text:tab/><text:tab/><text:tab/>check the nginx configuration</text:span> </text:p>
      <text:p text:style-name="P6"/>
      <text:p text:style-name="P52"><text:tab/><text:span text:style-name="T61">after changing in configuration file, we need to check the configuration file using nginx -t and <text:s/><text:tab/>then use systemctl reload nginx to reload the configuration file.</text:span></text:p>
      <text:p text:style-name="P52"/>
      <text:p text:style-name="P52"/>
      <text:p text:style-name="P52"/>
      <text:p text:style-name="P52"/>
      <text:p text:style-name="P52"/>
      <text:p text:style-name="P52"/>
      <text:p text:style-name="P52"/>
      <text:p text:style-name="P52"/>
      <text:p text:style-name="P52"/>
      <text:p text:style-name="P6"/>
      <text:p text:style-name="P28"><text:soft-page-break/>Working with main nginx configuration file ( /etc/nginx/<text:span text:style-name="T7">nginx.</text:span>config) <text:span text:style-name="T61">(09)(10)(11)</text:span></text:p>
      <text:p text:style-name="P7"/>
      <text:p text:style-name="P7"><text:tab/>we should avoid any changes in this file, only read for information purpose</text:p>
      <text:p text:style-name="P7"/>
      <text:p text:style-name="P7"><text:tab/><text:span text:style-name="T7">there are two place where we will put additional nginx configuration files</text:span></text:p>
      <text:p text:style-name="P7"/>
      <text:p text:style-name="P7"><text:tab/><text:tab/><text:span text:style-name="T7">in <text:s/></text:span><text:span text:style-name="T46">/etc/nginx/config.d</text:span></text:p>
      <text:p text:style-name="P7"><text:tab/><text:tab/><text:span text:style-name="T7">or</text:span></text:p>
      <text:p text:style-name="P7"><text:tab/><text:tab/><text:span text:style-name="T7">in </text:span><text:span text:style-name="T46">/etc/nginx/site-enabled</text:span></text:p>
      <text:p text:style-name="P7"/>
      <text:p text:style-name="P18">Creating First Server Configuration <text:span text:style-name="T63">(010)</text:span></text:p>
      <text:p text:style-name="P19">Method No. 1 <text:span text:style-name="T63">(/etc/nginx/conf.d/)</text:span></text:p>
      <text:p text:style-name="P10">1.<text:tab/>remove the default configuration located in <text:span text:style-name="T43">/etc/nginx/sites-enabled/default.conf</text:span> us<text:span text:style-name="T9">ing</text:span> unlink</text:p>
      <text:p text:style-name="P10"><text:tab/>command to remove the linking</text:p>
      <text:p text:style-name="P8"><text:span text:style-name="T9">2</text:span>.<text:tab/>now create a file with <text:span text:style-name="T47">wisdompetmed</text:span><text:span text:style-name="T43">.local.conf</text:span> in /<text:span text:style-name="T43">etc/nginx/config.d</text:span> <text:s/>locations <text:span text:style-name="T9">and add the <text:s/><text:tab/>following configuration to file</text:span></text:p>
      <text:p text:style-name="P8"/>
      <text:p text:style-name="P9"><text:tab/><text:span text:style-name="T8">server {</text:span></text:p>
      <text:p text:style-name="P9"/>
      <text:p text:style-name="P9"><text:tab/><text:tab/><text:tab/><text:span text:style-name="T8">listen 80 default_server;</text:span></text:p>
      <text:p text:style-name="P9"><text:tab/><text:tab/><text:tab/><text:span text:style-name="T12">server_name wisdompetmed.local </text:span><text:a xlink:type="simple" xlink:href="http://www.websitename.local/" text:style-name="Internet_20_link" text:visited-style-name="Visited_20_Internet_20_Link"><text:span text:style-name="T12">www.wisdompetmed.local</text:span></text:a><text:span text:style-name="T12">;</text:span></text:p>
      <text:p text:style-name="P9"><text:tab/><text:tab/><text:tab/><text:span text:style-name="T12">index index.html index.htm index.php;</text:span></text:p>
      <text:p text:style-name="P9"><text:tab/><text:tab/><text:tab/><text:span text:style-name="T8">root <text:s/>/var/www/wisdompetmed.local;</text:span></text:p>
      <text:p text:style-name="P13"><text:tab/><text:tab/>}</text:p>
      <text:p text:style-name="P9"/>
      <text:p text:style-name="P13">5.<text:tab/>now test the configuration of nginx using command <text:span text:style-name="T43">nginx -t</text:span> commands</text:p>
      <text:p text:style-name="P13">6.<text:tab/>reload the configuration by using <text:span text:style-name="T43">systemctl nginx reload</text:span></text:p>
      <text:p text:style-name="P13">7.<text:tab/>create a directory with name <text:span text:style-name="T63">wisdompetmed</text:span>.local in /var/www/ location</text:p>
      <text:p text:style-name="P14">8.<text:tab/>create index.html file in /<text:span text:style-name="T9">var/www/wisdompetmed .local with name index.html with following</text:span></text:p>
      <text:p text:style-name="P64"><text:tab/>contents</text:p>
      <text:p text:style-name="P8"><text:tab/><text:span text:style-name="T9">&lt;h1&gt; site coming soon &lt;/h1&gt;</text:span></text:p>
      <text:p text:style-name="P17">9.<text:tab/>now test the server using browser</text:p>
      <text:p text:style-name="P17"/>
      <text:p text:style-name="P20">Method No. 1</text:p>
      <text:p text:style-name="P11">1.<text:tab/>remove the default configuration located in /etc/nginx/sites-enabled/default.conf us<text:span text:style-name="T9">ing</text:span> unlink</text:p>
      <text:p text:style-name="P11"><text:tab/>command to remove the linking</text:p>
      <text:p text:style-name="P11"><text:span text:style-name="T9">2</text:span>.<text:tab/>now create a file with sitename.local.conf in /etc/nginx/<text:span text:style-name="T10">sites-available</text:span> locations <text:span text:style-name="T9">and add the <text:s/><text:tab/>following configuration to file</text:span></text:p>
      <text:p text:style-name="P11"/>
      <text:p text:style-name="P11"><text:tab/><text:span text:style-name="T8">server {</text:span></text:p>
      <text:p text:style-name="P11"/>
      <text:p text:style-name="P11"><text:tab/><text:tab/><text:span text:style-name="T8">listen 80 default_server;</text:span></text:p>
      <text:p text:style-name="P11"><text:tab/><text:tab/><text:span text:style-name="T11">server_name sitename.local </text:span><text:a xlink:type="simple" xlink:href="http://www.sitename.local/" text:style-name="Internet_20_link" text:visited-style-name="Visited_20_Internet_20_Link"><text:span text:style-name="T11">www.sitename.local</text:span></text:a><text:span text:style-name="T11"> </text:span><text:a xlink:type="simple" xlink:href="http://www.sitename.com/" text:style-name="Internet_20_link" text:visited-style-name="Visited_20_Internet_20_Link"><text:span text:style-name="T11">www.sitename.com</text:span></text:a><text:span text:style-name="T11">;</text:span></text:p>
      <text:p text:style-name="P11"><text:tab/><text:tab/><text:span text:style-name="T11">index index.html;</text:span></text:p>
      <text:p text:style-name="P11"><text:tab/><text:tab/><text:span text:style-name="T8">root <text:s/>/var/www/sitename.local;</text:span></text:p>
      <text:p text:style-name="P15">}</text:p>
      <text:p text:style-name="P11"/>
      <text:p text:style-name="P16">5.<text:tab/><text:span text:style-name="T10">create a system link using command ln -s /etc/nginx/sites-available in sites-enabled directory</text:span></text:p>
      <text:p text:style-name="P16"><text:span text:style-name="T11">6.<text:tab/></text:span>now test the configuration of nginx using command nginx -t commands</text:p>
      <text:p text:style-name="P15">6.<text:tab/>reload the configuration by using systemctl nginx reload</text:p>
      <text:p text:style-name="P15"><text:soft-page-break/>7.<text:tab/>create a directory with name <text:span text:style-name="T81">wisdompetmed</text:span>.local in /var/www/ location</text:p>
      <text:p text:style-name="P15">8.<text:tab/>create a index.html file in /<text:span text:style-name="T9">var/www/wisdompetmed.local with name index.html with following</text:span></text:p>
      <text:p text:style-name="P65"><text:tab/>contents</text:p>
      <text:p text:style-name="P11"><text:tab/><text:span text:style-name="T9">&lt;h1&gt; site coming soon &lt;/h1&gt;</text:span></text:p>
      <text:p text:style-name="P7"/>
      <text:p text:style-name="P7"/>
      <text:p text:style-name="P29">Adding files to website <text:span text:style-name="T64">(012)</text:span></text:p>
      <text:p text:style-name="P53"><text:tab/><text:span text:style-name="T64">unzip the exercise file and copy to /var/www/wisdompetmed.local directory</text:span></text:p>
      <text:p text:style-name="P53"/>
      <text:p text:style-name="P35"><text:span text:style-name="T43">Setting Files &amp; Directories Permissions </text:span><text:span text:style-name="T48">(012)</text:span></text:p>
      <text:p text:style-name="P35"><text:tab/>find path_directory <text:s/>-type f -exec chmod <text:s/>644 {} \;</text:p>
      <text:p text:style-name="P35"><text:tab/>find path_directory -type d -exec chmod 755 {} \;</text:p>
      <text:p text:style-name="P35"/>
      <text:p text:style-name="P35"/>
      <text:p text:style-name="P21">Adding Location Directive to configuration File <text:span text:style-name="T64">(013) &amp; Configuring Logs (014)</text:span></text:p>
      <text:p text:style-name="P36">Configure Locations or Adding location directives in nginx configuration</text:p>
      <text:p text:style-name="P36"/>
      <text:p text:style-name="P36"><text:tab/>location configuration directive allow us to extend our configurations base on URI</text:p>
      <text:p text:style-name="P36"><text:tab/>location directive come under server directives. <text:span text:style-name="T64">It can be nested as well</text:span></text:p>
      <text:p text:style-name="P36"><text:tab/></text:p>
      <text:p text:style-name="P36"><text:tab/><text:span text:style-name="T65">first nginx will match exact location , then prefix and at last regular expression</text:span></text:p>
      <text:p text:style-name="P36"><text:tab/></text:p>
      <text:p text:style-name="P12"><text:tab/><text:span text:style-name="T8">server {</text:span></text:p>
      <text:p text:style-name="P12"><text:tab/><text:tab/><text:span text:style-name="T8">listen 80 default_server;</text:span></text:p>
      <text:p text:style-name="P12"><text:tab/><text:tab/><text:span text:style-name="T12">server_name website_name.local </text:span><text:a xlink:type="simple" xlink:href="http://www.websitename.local/" text:style-name="Internet_20_link" text:visited-style-name="Visited_20_Internet_20_Link"><text:span text:style-name="T12">www.websitename.local</text:span></text:a><text:span text:style-name="T12">;</text:span></text:p>
      <text:p text:style-name="P12"><text:tab/><text:tab/><text:span text:style-name="T12">index index.html index.htm index.php;</text:span></text:p>
      <text:p text:style-name="P12"><text:tab/><text:tab/><text:span text:style-name="T8">root <text:s/>/var/www/wisdompetmed.local;</text:span></text:p>
      <text:p text:style-name="P54"><text:tab/><text:span text:style-name="T52"><text:tab/></text:span><text:span text:style-name="T31">access_log</text:span><text:span text:style-name="T40">log</text:span><text:span text:style-name="T31"> /var/log/nginx/</text:span><text:span text:style-name="T33">widsompetmed</text:span><text:span text:style-name="T31">.access.log;</text:span></text:p>
      <text:p text:style-name="P94"><text:span text:style-name="T21"><text:s text:c="8"/><text:tab/>error_log /var/log/nginx/</text:span><text:span text:style-name="T23">widsompetmed</text:span><text:span text:style-name="T21">.error.log;</text:span></text:p>
      <text:p text:style-name="P55"/>
      <text:p text:style-name="P12"><text:tab/><text:tab/><text:span text:style-name="T13">location / </text:span></text:p>
      <text:p text:style-name="P12"><text:tab/><text:tab/><text:span text:style-name="T13">{</text:span></text:p>
      <text:p text:style-name="P12"><text:tab/><text:tab/><text:tab/><text:span text:style-name="T14">try_files <text:s/>$uri $uri/ =404;<text:tab/></text:span><text:span text:style-name="T15"># root will check for uri , uri/ if no match then 404 page will display</text:span></text:p>
      <text:p text:style-name="P37"><text:tab/><text:tab/>}</text:p>
      <text:p text:style-name="P37"/>
      <text:p text:style-name="P37"><text:tab/><text:tab/><text:span text:style-name="T14">location /images </text:span></text:p>
      <text:p text:style-name="P37"><text:tab/><text:tab/><text:span text:style-name="T14">{</text:span></text:p>
      <text:p text:style-name="P37"><text:tab/><text:tab/><text:tab/><text:span text:style-name="T34">autoindex on;</text:span><text:span text:style-name="T14"><text:tab/><text:tab/></text:span><text:span text:style-name="T15"># allow browser to list the contents of that directory</text:span></text:p>
      <text:p text:style-name="P39"><text:span text:style-name="T15"><text:tab/><text:tab/><text:tab/></text:span><text:span text:style-name="T35">access_</text:span><text:span text:style-name="T41">log</text:span><text:span text:style-name="T35"> /var/log/nginx/widsompetmed.img.access.log;</text:span></text:p>
      <text:p text:style-name="P66"><text:s text:c="8"/><text:tab/><text:tab/>error_log /var/log/nginx/widsompetmed.img.error.log;</text:p>
      <text:p text:style-name="P55"><text:tab/><text:tab/>}</text:p>
      <text:p text:style-name="P37"/>
      <text:p text:style-name="P37"><text:tab/><text:tab/><text:span text:style-name="T14">error_page<text:tab/>404 /404.html;</text:span></text:p>
      <text:p text:style-name="P37"><text:tab/><text:tab/><text:span text:style-name="T14">location = /404.html </text:span></text:p>
      <text:p text:style-name="P37"><text:tab/><text:tab/><text:span text:style-name="T14">{</text:span></text:p>
      <text:p text:style-name="P37"><text:tab/><text:tab/><text:tab/><text:span text:style-name="T14">internal;</text:span></text:p>
      <text:p text:style-name="P37"><text:tab/><text:tab/><text:span text:style-name="T14">}</text:span></text:p>
      <text:p text:style-name="P38"><text:tab/><text:tab/><text:span text:style-name="T14">error_page<text:tab/>500 502 503 504 /50x.html;</text:span></text:p>
      <text:p text:style-name="P38"><text:tab/><text:tab/><text:span text:style-name="T14">location = /50x.html </text:span></text:p>
      <text:p text:style-name="P38"><text:tab/><text:tab/><text:span text:style-name="T14">{</text:span></text:p>
      <text:p text:style-name="P38"><text:tab/><text:tab/><text:tab/><text:span text:style-name="T14">internal;<text:tab/><text:tab/># this is internal redirect</text:span></text:p>
      <text:p text:style-name="P38"><text:soft-page-break/><text:tab/><text:tab/><text:span text:style-name="T14">}</text:span></text:p>
      <text:p text:style-name="P38"/>
      <text:p text:style-name="P38"><text:tab/><text:tab/><text:span text:style-name="T19"># this location is used for fake server side error, not required in production</text:span></text:p>
      <text:p text:style-name="P38"><text:tab/><text:tab/><text:span text:style-name="T19">location = /500 </text:span></text:p>
      <text:p text:style-name="P38"><text:tab/><text:tab/><text:span text:style-name="T19">{</text:span></text:p>
      <text:p text:style-name="P38"><text:tab/><text:tab/><text:tab/><text:span text:style-name="T19">fastcgi_pass <text:s/>unix: /this/will/fail;</text:span></text:p>
      <text:p text:style-name="P38"><text:tab/><text:tab/><text:span text:style-name="T19">}</text:span></text:p>
      <text:p text:style-name="P12"/>
      <text:p text:style-name="P12"/>
      <text:p text:style-name="P63"><text:tab/><text:tab/>}</text:p>
      <text:p text:style-name="P12"/>
      <text:p text:style-name="P12"/>
      <text:p text:style-name="P22">Adding <text:span text:style-name="T20">Error log configuration </text:span>to configuration File <text:span text:style-name="T66">(014)</text:span></text:p>
      <text:p text:style-name="P40"><text:tab/><text:span text:style-name="T20">add the below directive to server directive for recording errors in site.</text:span></text:p>
      <text:p text:style-name="P40"/>
      <text:p text:style-name="P42"><text:span text:style-name="T13"><text:tab/> <text:s text:c="4"/></text:span><text:span text:style-name="T21">access_</text:span><text:span text:style-name="T39">log</text:span><text:span text:style-name="T21"> /var/log/nginx/</text:span><text:span text:style-name="T27">wisdompetmed</text:span><text:span text:style-name="T22">.</text:span><text:span text:style-name="T21">access.log;</text:span></text:p>
      <text:p text:style-name="P41"><text:span text:style-name="T21"><text:s text:c="8"/>error_log /var/log/nginx/</text:span><text:span text:style-name="T27">wisdompetmed</text:span><text:span text:style-name="T22">.</text:span><text:span text:style-name="T21">error.log;</text:span></text:p>
      <text:p text:style-name="P41"><text:span text:style-name="T21"><text:tab/><text:tab/></text:span><text:span text:style-name="T37">for i in {1..10}; do curl localhost &gt; /dev/null; done</text:span></text:p>
      <text:p text:style-name="P67"><text:tab/></text:p>
      <text:p text:style-name="P67"><text:tab/>above line will generate 10 request to our site.</text:p>
      <text:p text:style-name="P68"/>
      <text:p text:style-name="P40"><text:span text:style-name="T21"><text:tab/></text:span><text:span text:style-name="T22">we can add above directive to any block to record the error related <text:tab/>to that specific location block</text:span></text:p>
      <text:p text:style-name="P69"/>
      <text:p text:style-name="P30"><text:span text:style-name="T21">Troubleshooting nginx </text:span><text:span text:style-name="T28">(015)</text:span></text:p>
      <text:p text:style-name="P69">1.<text:tab/>make sure nginx service is running</text:p>
      <text:p text:style-name="P69">2.<text:tab/>check configuration error using command nginx -t</text:p>
      <text:p text:style-name="P43"><text:span text:style-name="T21">3.<text:tab/></text:span><text:span text:style-name="T24">check the root address and server directive spellings, </text:span><text:span text:style-name="T28">check typo</text:span></text:p>
      <text:p text:style-name="P70"><text:tab/>error in configuration file</text:p>
      <text:p text:style-name="P44"><text:span text:style-name="T21">4.<text:tab/></text:span><text:span text:style-name="T29">reload</text:span><text:span text:style-name="T21"> the nginx configuration using systemctl reload nginx commands</text:span></text:p>
      <text:p text:style-name="P44"><text:span text:style-name="T21">5.<text:tab/></text:span><text:span text:style-name="T29">verify</text:span><text:span text:style-name="T21"> that port are open using commands</text:span></text:p>
      <text:p text:style-name="P71"><text:tab/><text:tab/>sudo lsof -P -n -n -i :80 -i :443 |grep LISTEN</text:p>
      <text:p text:style-name="P71"><text:tab/><text:tab/>OR</text:p>
      <text:p text:style-name="P71"><text:tab/><text:tab/>sudo netstat -plan | grep nginx</text:p>
      <text:p text:style-name="P71">6.<text:tab/>check the logs if still problem , check log using commands</text:p>
      <text:p text:style-name="P71"><text:tab/> tail -f /var/log/nginx/<text:span text:style-name="T82">wisdompetmed.error</text:span>.log</text:p>
      <text:p text:style-name="P71"/>
      <text:p text:style-name="P73"/>
      <text:p text:style-name="P23"><text:span text:style-name="T21">LAMP Stack </text:span><text:span text:style-name="T30">(016)</text:span></text:p>
      <text:p text:style-name="P74"><text:tab/>LAMP stack consist on Linux, Apache, MySQL and PHP</text:p>
      <text:p text:style-name="P23"><text:span text:style-name="T21">Installing PHP </text:span><text:span text:style-name="T30">(017)</text:span></text:p>
      <text:p text:style-name="P72"><text:tab/>to install php run the follow commands</text:p>
      <text:p text:style-name="P71"><text:tab/><text:tab/>sudo apt-get update</text:p>
      <text:p text:style-name="P71"><text:tab/><text:tab/>sudo apt-get install php-fpm php-mysql</text:p>
      <text:p text:style-name="P44"><text:span text:style-name="T21"><text:tab/></text:span><text:span text:style-name="T26">check php version to make sure php is install successfully</text:span></text:p>
      <text:p text:style-name="P71"><text:tab/><text:tab/>php --version</text:p>
      <text:p text:style-name="P44"><text:span text:style-name="T21"><text:tab/></text:span><text:span text:style-name="T26">make sure the fast cgi service is up &amp; running</text:span></text:p>
      <text:p text:style-name="P45"><text:span text:style-name="T25"><text:tab/><text:tab/>systemctl status php7.2-fpm</text:span><text:span text:style-name="T21"> </text:span></text:p>
      <text:p text:style-name="P12"><text:tab/></text:p>
      <text:p text:style-name="P46"><text:tab/><text:span text:style-name="T49">now </text:span><text:span text:style-name="T43">Configure nginx to communicate with PHP</text:span></text:p>
      <text:p text:style-name="P46"/>
      <text:p text:style-name="P46"><text:tab/><text:tab/>Open configuration file and add the following code</text:p>
      <text:p text:style-name="P46"><text:tab/></text:p>
      <text:p text:style-name="P46"><text:soft-page-break/><text:tab/><text:tab/>location ~ \.php$ {</text:p>
      <text:p text:style-name="P46"><text:tab/><text:tab/><text:tab/>include snippets/fastcgi-php.conf;<text:tab/><text:tab/><text:span text:style-name="T54"># for security reason</text:span></text:p>
      <text:p text:style-name="P46"><text:tab/><text:tab/><text:tab/><text:span text:style-name="T54">fastcgi_pass unix:/var/run/php/php7.2-fpm.sock;<text:tab/></text:span><text:span text:style-name="T16"># for </text:span><text:span text:style-name="T17">communication</text:span><text:span text:style-name="T16"> over sock not TCP</text:span></text:p>
      <text:p text:style-name="P46"><text:tab/><text:tab/><text:tab/><text:span text:style-name="T54">fastcgi_intercept_errors on;</text:span></text:p>
      <text:p text:style-name="P46"><text:tab/><text:tab/>}</text:p>
      <text:p text:style-name="P46"><text:tab/><text:span text:style-name="T67">save &amp; test the configuration file then reload the configuration</text:span></text:p>
      <text:p text:style-name="P47"><text:tab/>now create a <text:span text:style-name="T55">phpinfo</text:span>.php file <text:span text:style-name="T67">in /var/www/wisdompetmed.local </text:span>and test the php settings</text:p>
      <text:p text:style-name="P47"/>
      <text:p text:style-name="P47"/>
      <text:p text:style-name="P47"><text:span text:style-name="T43">Installing and Configuration Mariadb </text:span><text:span text:style-name="T50">(018)</text:span></text:p>
      <text:p text:style-name="P48"><text:tab/><text:span text:style-name="T55">install mariadb using following command</text:span></text:p>
      <text:p text:style-name="P48"><text:tab/><text:tab/>apt-get install mariadb-server mariadb-client</text:p>
      <text:p text:style-name="P47"><text:tab/><text:span text:style-name="T55">check the mariadb services</text:span></text:p>
      <text:p text:style-name="P47"><text:tab/><text:tab/>systemctl status mysqld.<text:span text:style-name="T55">service</text:span></text:p>
      <text:p text:style-name="P47"><text:tab/><text:span text:style-name="T55">check the version of mariadb</text:span></text:p>
      <text:p text:style-name="P47"><text:tab/><text:tab/>mysql --version</text:p>
      <text:p text:style-name="P47"><text:tab/><text:span text:style-name="T55">Now make secure the installation using following command</text:span></text:p>
      <text:p text:style-name="P47"><text:tab/><text:tab/> mysql_secure_installation<text:tab/>run this command to make the db secure</text:p>
      <text:p text:style-name="P47"><text:tab/><text:span text:style-name="T56">connect to mysql using below command</text:span></text:p>
      <text:p text:style-name="P47"><text:tab/><text:tab/><text:span text:style-name="T56">mysql -u root -p</text:span></text:p>
      <text:p text:style-name="P47"><text:tab/><text:tab/><text:span text:style-name="T56">enter the password</text:span></text:p>
      <text:p text:style-name="P47"><text:tab/><text:span text:style-name="T56">create a new database using commands<text:tab/></text:span></text:p>
      <text:p text:style-name="P47"><text:tab/><text:tab/><text:span text:style-name="T56">create database appointments;</text:span></text:p>
      <text:p text:style-name="P47"><text:tab/><text:span text:style-name="T56">create a new user and grant full permission on appointment databases</text:span></text:p>
      <text:p text:style-name="P47"><text:tab/><text:tab/><text:span text:style-name="T56">create user ‘admin’@’localhost’ identified by ‘</text:span><text:a xlink:type="simple" xlink:href="mailto:m@g1t786" text:style-name="Internet_20_link" text:visited-style-name="Visited_20_Internet_20_Link"><text:span text:style-name="T56">m@g1t786</text:span></text:a><text:span text:style-name="T56">’;</text:span></text:p>
      <text:p text:style-name="P47"><text:tab/><text:tab/><text:span text:style-name="T56">grant all on appointment.* to ‘admin’@’localhost’;</text:span></text:p>
      <text:p text:style-name="P47"><text:tab/><text:tab/><text:span text:style-name="T56">flush privileges;</text:span></text:p>
      <text:p text:style-name="P47"><text:tab/><text:span text:style-name="T56">few useful mysql commands</text:span></text:p>
      <text:p text:style-name="P47"><text:tab/><text:tab/><text:span text:style-name="T56">show databases;</text:span></text:p>
      <text:p text:style-name="P47"><text:tab/><text:tab/><text:span text:style-name="T56">use appointments;</text:span></text:p>
      <text:p text:style-name="P47"><text:tab/><text:tab/><text:span text:style-name="T56">show tables;</text:span></text:p>
      <text:p text:style-name="P47"/>
      <text:p text:style-name="P31">Adding Dynamic Content to test Mysql connectivity and PHP <text:span text:style-name="T68">(019)</text:span></text:p>
      <text:p text:style-name="P56"><text:tab/>To Check all application servi<text:span text:style-name="T83">c</text:span>e<text:span text:style-name="T83">s</text:span> status in one commands</text:p>
      <text:p text:style-name="P56"><text:tab/>systemctl status nginx mysqld php7.2-fpm | grep -E “(Loaded|Active)”</text:p>
      <text:p text:style-name="P56"><text:tab/>now create a directory with name <text:span text:style-name="T43">appointments </text:span>inside /var/www/wisdompedmed directory</text:p>
      <text:p text:style-name="P56"><text:tab/>copy the index.php file to appointment directory</text:p>
      <text:p text:style-name="P56"><text:tab/>change <text:span text:style-name="T83">permission</text:span> using chomod +r (755) index.php</text:p>
      <text:p text:style-name="P56"/>
      <text:p text:style-name="P56"><text:tab/><text:span text:style-name="T68">now restore the database from file</text:span></text:p>
      <text:p text:style-name="P56"><text:tab/><text:span text:style-name="T68">mysql -u admin </text:span><text:a xlink:type="simple" xlink:href="mailto:-pm@g1t786" text:style-name="Internet_20_link" text:visited-style-name="Visited_20_Internet_20_Link"><text:span text:style-name="T68">-pm@g1t786</text:span></text:a><text:span text:style-name="T68"> appointments&lt; sql_file</text:span></text:p>
      <text:p text:style-name="P56"><text:tab/><text:span text:style-name="T68">mysql -u user -ppassword database_name &lt; file_name</text:span></text:p>
      <text:p text:style-name="P56"><text:tab/></text:p>
      <text:p text:style-name="P56"><text:tab/></text:p>
      <text:p text:style-name="P56"/>
      <text:p text:style-name="P56"/>
      <text:p text:style-name="P56"/>
      <text:p text:style-name="P56"/>
      <text:p text:style-name="P56"/>
      <text:p text:style-name="P56"/>
      <text:p text:style-name="P24"><text:soft-page-break/>Secure Site with Nginx <text:span text:style-name="T67">(020)</text:span></text:p>
      <text:p text:style-name="P49"><text:tab/>we should consider follow to secure website<text:tab/></text:p>
      <text:p text:style-name="P49"><text:tab/>1.<text:tab/>make sure operating system is up to date </text:p>
      <text:p text:style-name="P49"><text:tab/>2.<text:tab/><text:span text:style-name="T57">Restrict access where possible to certain part of website</text:span></text:p>
      <text:p text:style-name="P49"><text:tab/><text:span text:style-name="T57">3.<text:tab/>use password protect sensitive data / information</text:span></text:p>
      <text:p text:style-name="P49"><text:tab/><text:span text:style-name="T57">4.<text:tab/>use SSL transmissions and identity your site</text:span></text:p>
      <text:p text:style-name="P50"><text:tab/></text:p>
      <text:p text:style-name="P75">Configure Allow and Deny Directories (021)</text:p>
      <text:p text:style-name="P50"><text:tab/><text:span text:style-name="T68">we want to secure the appointments/index.php file</text:span></text:p>
      <text:p text:style-name="P50"><text:tab/><text:span text:style-name="T68">create a location for appointment in using following configuration</text:span></text:p>
      <text:p text:style-name="P50"><text:tab/><text:span text:style-name="T51">location /appointments {</text:span></text:p>
      <text:p text:style-name="P75"><text:tab/><text:tab/>allow 192.168.0.0/24;</text:p>
      <text:p text:style-name="P75"><text:tab/><text:tab/>allow 10.0.0.0/8;</text:p>
      <text:p text:style-name="P75"><text:tab/><text:tab/>deny all;</text:p>
      <text:p text:style-name="P75"><text:tab/>}</text:p>
      <text:p text:style-name="P50"><text:tab/></text:p>
      <text:p text:style-name="P50"><text:tab/><text:span text:style-name="T68">save configuration and test configuration and reload configurations</text:span></text:p>
      <text:p text:style-name="P50"><text:tab/><text:span text:style-name="T68">now try to access the index.php file in appointments , we will receive </text:span></text:p>
      <text:p text:style-name="P50"><text:tab/><text:span text:style-name="T68">403 Forbidden page</text:span></text:p>
      <text:p text:style-name="P50"><text:tab/><text:span text:style-name="T68">now to allow access to internal request to index.php file, add the IP range using </text:span></text:p>
      <text:p text:style-name="P50"><text:tab/><text:span text:style-name="T68">allow 192.168.0.0/24;</text:span></text:p>
      <text:p text:style-name="P50"><text:tab/><text:span text:style-name="T69">reload the page now it should load nowConfigure</text:span></text:p>
      <text:p text:style-name="P50"/>
      <text:p text:style-name="P32">Creating 403 page (022)</text:p>
      <text:p text:style-name="P57"><text:tab/>edit configuration file and add deny location</text:p>
      <text:p text:style-name="P57"><text:tab/>location /deny {</text:p>
      <text:p text:style-name="P57"><text:tab/><text:tab/>deny all;</text:p>
      <text:p text:style-name="P57"><text:tab/>}</text:p>
      <text:p text:style-name="P57"/>
      <text:p text:style-name="P57"><text:tab/>test using 192.168.0.3/deny and make sure you are getting default 403 page</text:p>
      <text:p text:style-name="P57"><text:tab/>add the below configuration to file to display 403.html page</text:p>
      <text:p text:style-name="P57"/>
      <text:p text:style-name="P57"><text:tab/> error_page 403 /403.html;</text:p>
      <text:p text:style-name="P50"><text:tab/> <text:span text:style-name="T70">location =403.html {</text:span></text:p>
      <text:p text:style-name="P50"><text:tab/><text:tab/><text:span text:style-name="T70">internal;</text:span></text:p>
      <text:p text:style-name="P50"><text:tab/><text:span text:style-name="T70">}</text:span></text:p>
      <text:p text:style-name="P50"/>
      <text:p text:style-name="P50"><text:tab/><text:span text:style-name="T71">now copy the 404.html and modify for 403.html page in directory</text:span></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33"><text:soft-page-break/>Configure Password Authentication for specific Location in config file (023)</text:p>
      <text:p text:style-name="P58"><text:tab/></text:p>
      <text:p text:style-name="P58"><text:tab/>we wull use htpass<text:span text:style-name="T72">wd</text:span> utitle to create password file</text:p>
      <text:p text:style-name="P58"><text:tab/>this utility with apache</text:p>
      <text:p text:style-name="P58"/>
      <text:p text:style-name="P58"><text:tab/>install it using command <text:s/>apt-get install apache2-utils -y</text:p>
      <text:p text:style-name="P58"><text:tab/>now create password file</text:p>
      <text:p text:style-name="P58"><text:tab/></text:p>
      <text:p text:style-name="P58"><text:tab/><text:span text:style-name="T72">htpasswd -c /ect/nginx/passwords admin</text:span></text:p>
      <text:p text:style-name="P58"><text:tab/><text:span text:style-name="T72">htpasswd -c(create) file_path user</text:span></text:p>
      <text:p text:style-name="P58"><text:tab/><text:span text:style-name="T73">change the owner and permission on password file</text:span></text:p>
      <text:p text:style-name="P58"><text:tab/><text:span text:style-name="T73">chown www-data /etc/nginx/passwords</text:span></text:p>
      <text:p text:style-name="P58"><text:tab/><text:span text:style-name="T73">chmod 600 /etc/nginx/passwords</text:span></text:p>
      <text:p text:style-name="P58"/>
      <text:p text:style-name="P58"><text:tab/><text:span text:style-name="T74">now edit the configuration file</text:span></text:p>
      <text:p text:style-name="P58"><text:tab/><text:span text:style-name="T74">add following command in appointments locations directives</text:span></text:p>
      <text:p text:style-name="P58"><text:tab/><text:tab/><text:span text:style-name="T74">auth_basic “Authentication is required ...”</text:span></text:p>
      <text:p text:style-name="P58"><text:tab/><text:tab/><text:span text:style-name="T74">auth_basic_user_file /etc/nginx/passwords;</text:span></text:p>
      <text:p text:style-name="P58"><text:tab/><text:tab/><text:span text:style-name="T74">copy the php location</text:span></text:p>
      <text:p text:style-name="P58"/>
      <text:p text:style-name="P58"/>
      <text:p text:style-name="P34">Configuring HTTPS (024) <text:span text:style-name="T76">&amp; </text:span></text:p>
      <text:p text:style-name="P59"><text:tab/>SSL<text:tab/>Secure sock layer<text:tab/>this is used to encrypt the traffic. Perviously used this method</text:p>
      <text:p text:style-name="P59"><text:tab/>TLS<text:tab/>Transport layer certification<text:tab/>this is new encryption, prefer over SSL</text:p>
      <text:p text:style-name="P59"/>
      <text:p text:style-name="P76"><text:span text:style-name="T76">Create an SSL Certificate (025)</text:span></text:p>
      <text:p text:style-name="P58"><text:tab/><text:span text:style-name="T74">Creating Self Sign Certificate</text:span></text:p>
      <text:p text:style-name="P58"><text:tab/><text:tab/></text:p>
      <text:p text:style-name="P58"><text:tab/><text:tab/><text:span text:style-name="T74">openssl command is used to generate the local certificate</text:span></text:p>
      <text:p text:style-name="P58"><text:tab/><text:tab/><text:span text:style-name="T74">apt install openssl</text:span></text:p>
      <text:p text:style-name="P58"><text:tab/><text:tab/><text:span text:style-name="T18">openssl req -x509 -nodes -day 365 -newkey rsa:2048 -keyout /etc/ssl/private/nginx.key -out /etc/ssl/certs/nginx.crt -batch</text:span></text:p>
      <text:p text:style-name="P59"><text:tab/>req<text:tab/><text:tab/>request</text:p>
      <text:p text:style-name="P59"><text:tab/>-x509<text:tab/><text:tab/>x509 is type of certificate</text:p>
      <text:p text:style-name="P59"><text:tab/>nodes<text:tab/><text:tab/>not used DES encryption method</text:p>
      <text:p text:style-name="P59"><text:tab/>-day 365<text:tab/>valid for</text:p>
      <text:p text:style-name="P59"><text:tab/>rsa:2048<text:tab/>RSA is encryption method with 2048 bit key</text:p>
      <text:p text:style-name="P59"><text:tab/>path to store key</text:p>
      <text:p text:style-name="P59"><text:s text:c="12"/>path to store certificate</text:p>
      <text:p text:style-name="P59"><text:tab/>-batch<text:tab/><text:tab/>not ask for information and press enter</text:p>
      <text:p text:style-name="P59"/>
      <text:p text:style-name="P59"/>
      <text:p text:style-name="P59"/>
      <text:p text:style-name="P59"/>
      <text:p text:style-name="P59"/>
      <text:p text:style-name="P59"/>
      <text:p text:style-name="P59"/>
      <text:p text:style-name="P59"/>
      <text:p text:style-name="P59"/>
      <text:p text:style-name="P59"/>
      <text:p text:style-name="P59"/>
      <text:p text:style-name="P77"><text:soft-page-break/>Install SSL certificate on NGINX (026)</text:p>
      <text:p text:style-name="P59"><text:tab/>now edit the configuration to add the SSL certificate to site-enable</text:p>
      <text:p text:style-name="P59"/>
      <text:p text:style-name="P59"><text:tab/>add the following to config file <text:span text:style-name="T76">a top of configuration file</text:span></text:p>
      <text:p text:style-name="P59"/>
      <text:p text:style-name="P59">server {</text:p>
      <text:p text:style-name="P59"><text:tab/><text:span text:style-name="T75">listen 80 default_server;</text:span></text:p>
      <text:p text:style-name="P59"><text:tab/><text:span text:style-name="T75">returning 301 https://$server_addr$request_uri;</text:span></text:p>
      <text:p text:style-name="P59"><text:tab/></text:p>
      <text:p text:style-name="P59">}</text:p>
      <text:p text:style-name="P59"><text:tab/><text:span text:style-name="T75">this server directive will instruction request coming on port 80 and redirect to port 443 port with return directive. 301 code mean traffic on port 80 will permanently redirect to port 443.</text:span></text:p>
      <text:p text:style-name="P59"/>
      <text:p text:style-name="P84">now change the old server directive port from 80 to 443 and add ssl direct as well like below code</text:p>
      <text:p text:style-name="P84"/>
      <text:p text:style-name="P84">server {</text:p>
      <text:p text:style-name="P84"><text:tab/>listen 443 ssl default_server;</text:p>
      <text:p text:style-name="P84"><text:tab/>ssl_certificate<text:tab/>/etc/ssl/certs/nginx.crt;</text:p>
      <text:p text:style-name="P84"><text:tab/>ssl_certificate_key /etc/ssl/private/nginx.key;</text:p>
      <text:p text:style-name="P84"><text:tab/></text:p>
      <text:p text:style-name="P84">}</text:p>
      <text:p text:style-name="P84"/>
      <text:p text:style-name="P84">now save the configuration and test and reload and check with browser.</text:p>
      <text:p text:style-name="P84"/>
      <text:p text:style-name="P78">Reverse Proxies and Load Balancing (027) </text:p>
      <text:p text:style-name="P86"><text:tab/>both proxy and load balancing are almost same the only difference is that proxy is using with one additional server will load balance is more then one server.</text:p>
      <text:p text:style-name="P86"/>
      <text:p text:style-name="P86">Proxy site between client and Server → request from client first go to proxy then proxy send the request to server.</text:p>
      <text:p text:style-name="P79"><text:span text:style-name="T77">Configure</text:span> Nginx as proxy server (028)</text:p>
      <text:p text:style-name="P86"><text:tab/><text:span text:style-name="T77">Upstream directive is used for proxy and load balancing server</text:span></text:p>
      <text:p text:style-name="P86"><text:tab/></text:p>
      <text:p text:style-name="P59"><text:tab/><text:span text:style-name="T77">create another configuration file with name upstream.conf in /etc/nginx/conf.d directive and add following code in it</text:span></text:p>
      <text:p text:style-name="P83"><text:tab/><text:span text:style-name="T77">upstream app_server_7001 {</text:span></text:p>
      <text:p text:style-name="P83"><text:tab/><text:tab/><text:span text:style-name="T77">server 127.0.0.1:7001;</text:span></text:p>
      <text:p text:style-name="P83"><text:span text:style-name="T77">}</text:span></text:p>
      <text:p text:style-name="P83"/>
      <text:p text:style-name="P87">server {</text:p>
      <text:p text:style-name="P87"><text:tab/>listen 80;</text:p>
      <text:p text:style-name="P87"><text:tab/>location /proxy {</text:p>
      <text:p text:style-name="P87"><text:tab/><text:tab/># trailing slash is must</text:p>
      <text:p text:style-name="P87"><text:tab/><text:tab/>proxy_pass http://app_server_7001/;</text:p>
      <text:p text:style-name="P87"><text:tab/>}</text:p>
      <text:p text:style-name="P87">}</text:p>
      <text:p text:style-name="P59"><text:tab/></text:p>
      <text:p text:style-name="P85">now save the configuration and test and reload and check with browser.</text:p>
      <text:p text:style-name="P85"/>
      <text:p text:style-name="P85"/>
      <text:p text:style-name="P80"><text:soft-page-break/>Configure Nginx as Load Balancer (029)</text:p>
      <text:p text:style-name="P87"><text:tab/><text:span text:style-name="T78">Nginx use three methods for load balancing</text:span></text:p>
      <text:p text:style-name="P87"><text:span text:style-name="T78">1.<text:tab/>round Robin<text:tab/><text:tab/>default method no preferences to any server, on server connected at <text:s/>time</text:span></text:p>
      <text:p text:style-name="P88">2.<text:tab/>Least Connections<text:tab/><text:span text:style-name="T79">server with fewer request is favourd</text:span></text:p>
      <text:p text:style-name="P88">3.<text:tab/>IP Hash<text:tab/><text:tab/><text:span text:style-name="T79">session presistance and connection is made based on client IP address</text:span></text:p>
      <text:p text:style-name="P88">4.<text:tab/>All<text:tab/><text:tab/><text:tab/><text:span text:style-name="T79">this is weighted directives, server with higher weighted is favoured</text:span></text:p>
      <text:p text:style-name="P81"><text:tab/><text:tab/></text:p>
      <text:p text:style-name="P89">now open the upstream.conf configuration file created in early lesson and add the following code for load balancing</text:p>
      <text:p text:style-name="P89"/>
      <text:p text:style-name="P89">add upstream block and gave name round Ribbin</text:p>
      <text:p text:style-name="P89"/>
      <text:p text:style-name="P89">upstream roundrobin {</text:p>
      <text:p text:style-name="P89"><text:tab/>server 127.0.0.1:7001;</text:p>
      <text:p text:style-name="P89"><text:tab/>server 127.0.0.1:7002;</text:p>
      <text:p text:style-name="P89"><text:tab/>server 127.0.0.1:7003;</text:p>
      <text:p text:style-name="P89">}</text:p>
      <text:p text:style-name="P89"/>
      <text:p text:style-name="P89">now add the roundrobin location to server block</text:p>
      <text:p text:style-name="P89"/>
      <text:p text:style-name="P91"><text:span text:style-name="T79"><text:tab/>location /roundrobin {</text:span></text:p>
      <text:p text:style-name="P89"><text:tab/><text:tab/>proxy_pass http://roundrobin/;</text:p>
      <text:p text:style-name="P89"><text:tab/>}</text:p>
      <text:p text:style-name="P89"/>
      <text:p text:style-name="P89">save the file and test the configurations by check 192.168.0.3/roundrobin</text:p>
      <text:p text:style-name="P89"/>
      <text:p text:style-name="P89"><text:s/><text:span text:style-name="T80">now for other method follow the process below, copy the roundrobin upstream and paste three time</text:span></text:p>
      <text:p text:style-name="P92"><text:span text:style-name="T79">upstream leastconn {</text:span></text:p>
      <text:p text:style-name="P92"><text:tab/><text:span text:style-name="T80">least_conn;</text:span></text:p>
      <text:p text:style-name="P90"><text:tab/>server 127.0.0.1:7001;</text:p>
      <text:p text:style-name="P90"><text:tab/>server 127.0.0.1:7002;</text:p>
      <text:p text:style-name="P90"><text:tab/>server 127.0.0.1:7003;</text:p>
      <text:p text:style-name="P90">}</text:p>
      <text:p text:style-name="P90"/>
      <text:p text:style-name="P92"><text:span text:style-name="T79">upstream iphash {</text:span></text:p>
      <text:p text:style-name="P92"><text:tab/><text:span text:style-name="T80">ip_hash;</text:span></text:p>
      <text:p text:style-name="P90"><text:tab/>server 127.0.0.1:7001;</text:p>
      <text:p text:style-name="P90"><text:tab/>server 127.0.0.1:7002;</text:p>
      <text:p text:style-name="P90"><text:tab/>server 127.0.0.1:7003;</text:p>
      <text:p text:style-name="P90">}</text:p>
      <text:p text:style-name="P90"/>
      <text:p text:style-name="P92"><text:span text:style-name="T79">upstream weighted {</text:span></text:p>
      <text:p text:style-name="P90"><text:tab/>server 127.0.0.1:7001 <text:span text:style-name="T80">weight=2</text:span>;</text:p>
      <text:p text:style-name="P90"><text:tab/>server 127.0.0.1:7002;</text:p>
      <text:p text:style-name="P90"><text:tab/>server 127.0.0.1:7003;</text:p>
      <text:p text:style-name="P90">}</text:p>
      <text:p text:style-name="P90"/>
      <text:p text:style-name="P90"/>
      <text:p text:style-name="P90"/>
      <text:p text:style-name="P90"/>
      <text:p text:style-name="P93"><text:soft-page-break/>and add location for each upstream, copy the roundrobin location paste three time</text:p>
      <text:p text:style-name="P90"><text:tab/>location / leastconn {</text:p>
      <text:p text:style-name="P90"><text:tab/><text:tab/>proxy_pass http://leastconn/;</text:p>
      <text:p text:style-name="P90"><text:tab/>}</text:p>
      <text:p text:style-name="P93"><text:tab/><text:span text:style-name="T79">location / iphash {</text:span></text:p>
      <text:p text:style-name="P90"><text:tab/><text:tab/>proxy_pass http://iphash/;</text:p>
      <text:p text:style-name="P90"><text:tab/>}</text:p>
      <text:p text:style-name="P90"/>
      <text:p text:style-name="P90"><text:tab/>location / weighted {</text:p>
      <text:p text:style-name="P90"><text:tab/><text:tab/>proxy_pass http://weighted/;</text:p>
      <text:p text:style-name="P90"><text:tab/>}</text:p>
      <text:p text:style-name="P89"/>
      <text:p text:style-name="P93">now save the file and test the configuration by reloading and in browser</text:p>
      <text:p text:style-name="P93"/>
      <text:p text:style-name="P93">192.168.0.3/leastconn</text:p>
      <text:p text:style-name="P93">192.168.0.3/iphash</text:p>
      <text:p text:style-name="P93">192.168.0.3/ <text:span text:style-name="T79">weight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Arial Unicode MS1" svg:font-family="'Arial Unicode MS'" style:font-family-generic="swiss"/>
    <style:font-face style:name="Liberation Serif" svg:font-family="'Liberation Serif'" style:font-family-generic="roman" style:font-pitch="variable"/>
    <style:font-face style:name="Menlo-Regular" svg:font-family="Menlo-Regular"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4626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creation-date>2019-11-14T19:45:12.657636531</meta:creation-date>
    <meta:editing-duration>P7DT17H19M50S</meta:editing-duration>
    <meta:editing-cycles>8</meta:editing-cycles>
    <meta:generator>LibreOffice/6.3.3.2$MacOSX_X86_64 LibreOffice_project/a64200df03143b798afd1ec74a12ab50359878ed</meta:generator>
    <dc:date>2019-11-23T08:21:37.867507841</dc:date>
    <meta:document-statistic meta:table-count="0" meta:image-count="0" meta:object-count="0" meta:page-count="10" meta:paragraph-count="348" meta:word-count="1970" meta:character-count="13876" meta:non-whitespace-character-count="11764"/>
  </office:meta>
</office:document-meta>
</file>